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21e" officeooo:paragraph-rsid="000b821e"/>
    </style:style>
    <style:style style:name="P2" style:family="paragraph" style:parent-style-name="Standard">
      <style:text-properties officeooo:rsid="000baf72" officeooo:paragraph-rsid="000baf72"/>
    </style:style>
    <style:style style:name="T1" style:family="text">
      <style:text-properties officeooo:rsid="000baf72"/>
    </style:style>
    <style:style style:name="T2" style:family="text">
      <style:text-properties officeooo:rsid="000cb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study mode:</text:p>
      <text:p text:style-name="P1"/>
      <text:p text:style-name="P1">→ 1-6 outdated don’t practice</text:p>
      <text:p text:style-name="P1">→ 7-17 series practice</text:p>
      <text:p text:style-name="P1">I) listening-all same | Time may vary</text:p>
      <text:p text:style-name="P1">II) Reading→ Fill in the blanks-all &amp; match the heading | True and False / yes or no or not given </text:p>
      <text:p text:style-name="P1">III) <text:span text:style-name="T1">writing→ Test 1 == Part 2</text:span></text:p>
      <text:p text:style-name="P1"><text:tab/><text:tab/><text:span text:style-name="T1">Test 2== Part 3</text:span></text:p>
      <text:p text:style-name="P2">IV) Speaking→ part 1 == Part 1</text:p>
      <text:p text:style-name="P2"><text:tab/><text:tab/>part 2== Part 3</text:p>
      <text:p text:style-name="P2"><text:tab/><text:tab/>part 3 == part 5</text:p>
      <text:p text:style-name="P2"/>
      <text:p text:style-name="P2">REFERENCES:</text:p>
      <text:p text:style-name="P2">1) Ielts success → speaking</text:p>
      <text:p text:style-name="P2">2) Ielts Liz→ Writing</text:p>
      <text:p text:style-name="P2">3) Ielts Jackey →writing</text:p>
      <text:p text:style-name="P2">4) writing9.com→ see band 7+ answers</text:p>
      <text:p text:style-name="P2">5) Ielts Mentor → <text:span text:style-name="T2">left hand side &gt; General Training &gt; Writing section &gt; Part1 == Gets part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1:20:22.041000000</meta:creation-date>
    <dc:date>2023-10-13T11:29:08.024000000</dc:date>
    <meta:editing-duration>PT8M46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106" meta:character-count="525" meta:non-whitespace-character-count="428"/>
  </office:meta>
</office:document-meta>
</file>